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23EED4A884BE419DBA0.png" manifest:media-type="image/png"/>
  <manifest:file-entry manifest:full-path="Pictures/10000665000033C8000033C8E8F7E964B8A842FA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1.196cm"/>
    </style:style>
    <style:style style:name="Tabelle1.B" style:family="table-column">
      <style:table-column-properties style:column-width="2.099cm"/>
    </style:style>
    <style:style style:name="Tabelle1.C" style:family="table-column">
      <style:table-column-properties style:column-width="11.714cm"/>
    </style:style>
    <style:style style:name="Tabelle1.D" style:family="table-column">
      <style:table-column-properties style:column-width="1.981cm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cm" fo:border="none"/>
    </style:style>
    <style:style style:name="Tabelle1.A2" style:family="table-cell">
      <style:table-cell-properties fo:background-color="transparent" fo:padding="0.049cm" fo:border="none">
        <style:background-image/>
      </style:table-cell-properties>
    </style:style>
    <style:style style:name="Tabelle1.A3" style:family="table-cell">
      <style:table-cell-properties fo:background-color="#cccccc" fo:padding="0.049cm" fo:border-left="none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padding="0.049cm" fo:border-left="none" fo:border-right="none" fo:border-top="none" fo:border-bottom="0.05pt solid #000000"/>
    </style:style>
    <style:style style:name="Tabelle1.D3" style:family="table-cell">
      <style:table-cell-properties fo:padding="0.049cm" fo:border-left="none" fo:border-right="none" fo:border-top="none" fo:border-bottom="0.05pt solid #000000"/>
    </style:style>
    <style:style style:name="Tabelle2" style:family="table">
      <style:table-properties style:width="16.99cm" table:align="left"/>
    </style:style>
    <style:style style:name="Tabelle2.A" style:family="table-column">
      <style:table-column-properties style:column-width="4.491cm"/>
    </style:style>
    <style:style style:name="Tabelle2.B" style:family="table-column">
      <style:table-column-properties style:column-width="12.499cm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A3" style:family="table-cell">
      <style:table-cell-properties fo:padding="0.097cm" fo:border-left="0.05pt solid #000000" fo:border-right="none" fo:border-top="none" fo:border-bottom="none"/>
    </style:style>
    <style:style style:name="Tabelle2.B3" style:family="table-cell">
      <style:table-cell-properties fo:padding="0.097cm" fo:border-left="none" fo:border-right="0.05pt solid #000000" fo:border-top="none" fo:border-bottom="none"/>
    </style:style>
    <style:style style:name="Tabel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3.39cm"/>
    </style:style>
    <style:style style:name="Tabelle3.B" style:family="table-column">
      <style:table-column-properties style:column-width="13.6cm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none" fo:border-right="0.05pt solid #000000" fo:border-top="none" fo:border-bottom="none"/>
    </style:style>
    <style:style style:name="Tabel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8.241cm" table:align="left" style:may-break-between-rows="false"/>
    </style:style>
    <style:style style:name="Tabelle6.A" style:family="table-column">
      <style:table-column-properties style:column-width="3cm"/>
    </style:style>
    <style:style style:name="Tabelle6.B" style:family="table-column">
      <style:table-column-properties style:column-width="0.496cm"/>
    </style:style>
    <style:style style:name="Tabelle6.C" style:family="table-column">
      <style:table-column-properties style:column-width="1.85cm"/>
    </style:style>
    <style:style style:name="Tabelle6.D" style:family="table-column">
      <style:table-column-properties style:column-width="0.575cm"/>
    </style:style>
    <style:style style:name="Tabelle6.E" style:family="table-column">
      <style:table-column-properties style:column-width="0.476cm"/>
    </style:style>
    <style:style style:name="Tabelle6.F" style:family="table-column">
      <style:table-column-properties style:column-width="1.843cm"/>
    </style:style>
    <style:style style:name="Tabelle5" style:family="table">
      <style:table-properties style:width="16.99cm" table:align="left"/>
    </style:style>
    <style:style style:name="Tabelle5.A" style:family="table-column">
      <style:table-column-properties style:column-width="3.39cm"/>
    </style:style>
    <style:style style:name="Tabelle5.B" style:family="table-column">
      <style:table-column-properties style:column-width="4.503cm"/>
    </style:style>
    <style:style style:name="Tabelle5.C" style:family="table-column">
      <style:table-column-properties style:column-width="4.198cm"/>
    </style:style>
    <style:style style:name="Tabelle5.D" style:family="table-column">
      <style:table-column-properties style:column-width="3.212cm"/>
    </style:style>
    <style:style style:name="Tabelle5.E" style:family="table-column">
      <style:table-column-properties style:column-width="1.686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5.A2" style:family="table-cell">
      <style:table-cell-properties fo:padding="0.097cm" fo:border-left="0.05pt solid #000000" fo:border-right="0.05pt solid #000000" fo:border-top="none" fo:border-bottom="none"/>
    </style:style>
    <style:style style:name="Tabelle5.A3" style:family="table-cell">
      <style:table-cell-properties fo:padding="0.097cm" fo:border-left="0.05pt solid #000000" fo:border-right="none" fo:border-top="none" fo:border-bottom="none"/>
    </style:style>
    <style:style style:name="Tabelle5.B3" style:family="table-cell">
      <style:table-cell-properties fo:padding="0.097cm" fo:border="none"/>
    </style:style>
    <style:style style:name="Tabelle5.E3" style:family="table-cell">
      <style:table-cell-properties fo:padding="0.097cm" fo:border-left="none" fo:border-right="0.05pt solid #000000" fo:border-top="none" fo:border-bottom="none"/>
    </style:style>
    <style:style style:name="Tabelle5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7192a9"/>
    </style:style>
    <style:style style:name="fr1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MINKALENDER <text:s/><text:span text:style-name="SmalltalkValue">me@#period</text:span></text:p>
      <text:p text:style-name="Text_20_body"><text:bookmark-start text:name="__DdeLink__2955_59600206"/>Stand: <text:bookmark-start text:name="__DdeLink__2124_59600206"/><text:span text:style-name="SmalltalkValue">me@#reportDate</text:span><text:bookmark-end text:name="__DdeLink__2955_59600206"/><text:bookmark-end text:name="__DdeLink__2124_59600206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table:number-columns-spanned="4" office:value-type="string">
            <text:p text:style-name="SmalltalkCode">me at: #generalEntries do: [:c |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AbstandTrenner"/>
          </table:table-cell>
          <table:covered-table-cell/>
          <table:covered-table-cell/>
          <table:table-cell table:style-name="Tabelle1.A2" office:value-type="string">
            <text:p text:style-name="AbstandTrenner"/>
          </table:table-cell>
        </table:table-row>
        <table:table-row table:style-name="Tabelle1.1">
          <table:table-cell table:style-name="Tabelle1.A3" table:number-columns-spanned="2" office:value-type="string">
            <text:p text:style-name="Table_20_Heading"><text:span text:style-name="SmalltalkValue">(c first)@#sortDateMonthLabel</text:span></text:p>
          </table:table-cell>
          <table:covered-table-cell/>
          <table:table-cell table:style-name="Tabelle1.C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 table:style-name="Tabelle1.1">
          <table:table-cell table:style-name="Tabelle1.A1" table:number-columns-spanned="4" office:value-type="string">
            <text:p text:style-name="SmalltalkCode">c do: [:e |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Table_20_Contents"><text:span text:style-name="SmalltalkValue">e@#weekdayLabel</text:span></text:p>
          </table:table-cell>
          <table:table-cell table:style-name="Tabelle1.A1" office:value-type="string">
            <text:p text:style-name="Table_20_Contents"><text:span text:style-name="SmalltalkValue">e@#dateLabel</text:span></text:p>
          </table:table-cell>
          <table:table-cell table:style-name="Tabelle1.A1" office:value-type="string">
            <text:p text:style-name="Table_20_Contents"><text:span text:style-name="SmalltalkValue">e@#summaryLabel</text:span></text:p>
            <text:p text:style-name="SmalltalkCode">e@#description ifNotBlank: [</text:p>
            <text:p text:style-name="Table_20_Contents"><text:span text:style-name="SmalltalkValue">e@#description</text:span></text:p>
            <text:p text:style-name="AbstandTrenner"/>
            <text:p text:style-name="SmalltalkCode">]</text:p>
          </table:table-cell>
          <table:table-cell table:style-name="Tabelle1.A1" office:value-type="string">
            <text:p text:style-name="SmalltalkCode"><text:bookmark-start text:name="__DdeLink__64730_4251273152"/><text:bookmark-start text:name="__DdeLink__37961_4251273152"/>e@#noJo ifTrue: [</text:p>
            <text:p text:style-name="Icons"> <draw:frame draw:style-name="fr1" draw:name="Bild2" text:anchor-type="as-char" svg:width="0.499cm" svg:height="0.499cm" draw:z-index="1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/text:p>
            <text:p text:style-name="SmalltalkCode">]<text:bookmark-end text:name="__DdeLink__64730_4251273152"/><text:bookmark-end text:name="__DdeLink__37961_4251273152"/></text:p>
          </table:table-cell>
        </table:table-row>
        <table:table-row table:style-name="Tabelle1.1">
          <table:table-cell table:style-name="Tabelle1.A1" table:number-columns-spanned="4" office:value-type="string">
            <text:p text:style-name="SmalltalkCode">]]</text:p>
          </table:table-cell>
          <table:covered-table-cell/>
          <table:covered-table-cell/>
          <table:covered-table-cell/>
        </table:table-row>
      </table:table>
      <text:p text:style-name="Standard"/>
      <text:p text:style-name="Text_20_body"><text:bookmark-start text:name="__DdeLink__64728_4251273152"/><text:bookmark-start text:name="__DdeLink__37959_4251273152"/><draw:frame draw:style-name="fr1" draw:name="Bild1" text:anchor-type="as-char" svg:width="0.499cm" svg:height="0.499cm" draw:z-index="0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text:s/>= Jokertag nicht gestattet</text:p>
      <text:p text:style-name="Standard"><text:bookmark-end text:name="__DdeLink__64728_4251273152"/><text:bookmark-end text:name="__DdeLink__37959_4251273152"/></text:p>
      <text:p text:style-name="SmalltalkCode">me at: #elternabende ifNotBlank: [:entries |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Table_20_Heading">Elternabende</text:p>
          </table:table-cell>
          <table:covered-table-cell/>
        </table:table-row>
        <table:table-row>
          <table:table-cell table:style-name="Tabelle2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2.A3" office:value-type="string">
            <text:p text:style-name="Table_20_Contents"><text:span text:style-name="SmalltalkValue">e@#students</text:span></text:p>
          </table:table-cell>
          <table:table-cell table:style-name="Tabelle2.B3" office:value-type="string">
            <text:p text:style-name="Table_20_Contents"><text:span text:style-name="SmalltalkValue">e@#dateLabel</text:span></text:p>
          </table:table-cell>
        </table:table-row>
        <table:table-row>
          <table:table-cell table:style-name="Tabelle2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2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malltalkCode">me at: #vorschauTermine ifNotBlank: [:entries |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Vorschau</text:p>
          </table:table-cell>
          <table:covered-table-cell/>
        </table:table-row>
        <table:table-row>
          <table:table-cell table:style-name="Tabelle3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3.A3" office:value-type="string">
            <text:p text:style-name="Table_20_Contents"><text:span text:style-name="SmalltalkValue">e@#dateLabel</text:span></text:p>
          </table:table-cell>
          <table:table-cell table:style-name="Tabelle3.B3" office:value-type="string">
            <text:p text:style-name="Table_20_Contents"><text:span text:style-name="SmalltalkValue">e@#summaryLabel</text:span></text:p>
          </table:table-cell>
        </table:table-row>
        <table:table-row>
          <table:table-cell table:style-name="Tabelle3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3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tandard">Ferienkalender</text:p>
      <text:section text:style-name="Sect1" text:name="Bereich1">
        <text:p text:style-name="SmalltalkCode">me at: #schoolHolidays do: [:c |</text:p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column table:style-name="Tabelle6.F"/>
          <table:table-row>
            <table:table-cell table:number-columns-spanned="6" office:value-type="string">
              <text:p text:style-name="Table_20_Heading"><text:span text:style-name="SmalltalkValue">(c first)@#sortDateYearLabel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SmalltalkCode">c do: [:e |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office:value-type="string">
              <text:p text:style-name="Table_20_Contents"><text:span text:style-name="SmalltalkValue">e@#titleLabel</text:span></text:p>
            </table:table-cell>
            <table:table-cell office:value-type="string">
              <text:p text:style-name="Table_20_Contents"><text:span text:style-name="SmalltalkValue">e@#startDayShortLabel</text:span></text:p>
            </table:table-cell>
            <table:table-cell office:value-type="string">
              <text:p text:style-name="Table_20_Contents"><text:span text:style-name="SmalltalkValue">e@#startDateLabel</text:span></text:p>
            </table:table-cell>
            <table:table-cell office:value-type="string">
              <text:p text:style-name="Table_20_Contents">–</text:p>
            </table:table-cell>
            <table:table-cell office:value-type="string">
              <text:p text:style-name="Table_20_Contents"><text:span text:style-name="SmalltalkValue">e@#endDayShortLabel</text:span></text:p>
            </table:table-cell>
            <table:table-cell office:value-type="string">
              <text:p text:style-name="Table_20_Contents"><text:span text:style-name="SmalltalkValue">e@#endDateLabel</text:span></text:p>
            </table:table-cell>
          </table:table-row>
          <table:table-row>
            <table:table-cell table:number-columns-spanned="6" office:value-type="string">
              <text:p text:style-name="SmalltalkCode">]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AbstandTrenner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malltalkCode">]</text:p>
        <text:p text:style-name="Standard"/>
        <text:p text:style-name="Standard"/>
      </text:section>
      <text:p text:style-name="Standard"/>
      <text:h text:style-name="Heading_20_1" text:outline-level="1">Übersicht Arbeitswochen, Studienreisen und Exkursionen</text:h>
      <text:p text:style-name="SmalltalkCode">me at: #studyTripGroups do: [:group |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 table:style-name="Tabelle5.1">
            <table:table-cell table:style-name="Tabelle5.A1" table:number-columns-spanned="5" office:value-type="string">
              <text:p text:style-name="Table_20_Heading"><text:span text:style-name="SmalltalkValue">group@#groupTitl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e5.1">
          <table:table-cell table:style-name="Tabelle5.A2" table:number-columns-spanned="5" office:value-type="string">
            <text:p text:style-name="SmalltalkCode">group at: #entries do: [:e |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>e@#dateLabel</text:span></text:p>
          </table:table-cell>
          <table:table-cell table:style-name="Tabelle5.B3" office:value-type="string">
            <text:p text:style-name="Table_20_Contents"><text:span text:style-name="SmalltalkValue">e@#students</text:span> <text:s/><text:span text:style-name="SmalltalkValue">e@#title</text:span></text:p>
          </table:table-cell>
          <table:table-cell table:style-name="Tabelle5.B3" office:value-type="string">
            <text:p text:style-name="Table_20_Contents"><text:span text:style-name="SmalltalkValue">e@#teachers</text:span></text:p>
          </table:table-cell>
          <table:table-cell table:style-name="Tabelle5.B3" office:value-type="string">
            <text:p text:style-name="Table_20_Contents"><text:span text:style-name="SmalltalkValue">e@#location</text:span></text:p>
          </table:table-cell>
          <table:table-cell table:style-name="Tabelle5.E3" office:value-type="string">
            <text:p text:style-name="SmalltalkCode">e@#noJo ifTrue: [</text:p>
            <text:p text:style-name="Icons"> <draw:frame draw:style-name="fr1" draw:name="Bild4" text:anchor-type="as-char" svg:width="0.499cm" svg:height="0.499cm" draw:z-index="2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/text:p>
            <text:p text:style-name="SmalltalkCode">]</text:p>
          </table:table-cell>
        </table:table-row>
        <table:table-row table:style-name="Tabelle5.1">
          <table:table-cell table:style-name="Tabelle5.A2" table:number-columns-spanned="5" office:value-type="string">
            <text:p text:style-name="SmalltalkCode">e@#description ifNotBlank: [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/></text:p>
          </table:table-cell>
          <table:table-cell table:style-name="Tabelle5.E3" table:number-columns-spanned="4" office:value-type="string">
            <text:p text:style-name="Table_20_Contents"><text:span text:style-name="SmalltalkValue">e@#description</text:span></text:p>
          </table:table-cell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8" table:number-columns-spanned="5" office:value-type="string">
            <text:p text:style-name="AbstandTrenner"/>
          </table:table-cell>
          <table:covered-table-cell/>
          <table:covered-table-cell/>
          <table:covered-table-cell/>
          <table:covered-table-cell/>
        </table:table-row>
      </table:table>
      <text:p text:style-name="SmalltalkCode">]</text:p>
      <text:p text:style-name="P1"><draw:frame draw:style-name="fr1" draw:name="Bild3" text:anchor-type="as-char" svg:width="0.499cm" svg:height="0.499cm" draw:z-index="3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text:s/>= Jokertag nicht gestatt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text-align="start" style:justify-single-word="false" style:page-number="auto" fo:break-before="pag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loext:graphic-properties draw:fill="solid" draw:fill-color="#cccccc" draw:opacity="100%"/>
      <style:paragraph-properties fo:text-align="start" style:justify-single-word="false" fo:background-color="#cccccc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fo:font-size="7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loext:contextual-spacing="false" fo:text-align="start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tandTrenner" style:family="paragraph" style:parent-style-name="Standard">
      <style:text-properties fo:font-size="2pt" style:font-weight-asian="normal" style:font-weight-complex="normal"/>
    </style:style>
    <style:style style:name="Icons" style:family="paragraph" style:parent-style-name="Standard" style:master-page-name="">
      <style:paragraph-properties fo:text-align="end" style:justify-single-word="false" style:page-number="auto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7pt" style:text-underline-style="dotted" style:text-underline-width="auto" style:text-underline-color="font-color" fo:background-color="#99ccff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MacOSX_X86_64 LibreOffice_project/2412653d852ce75f65fbfa83fb7e7b669a126d64</meta:generator>
    <meta:initial-creator>david</meta:initial-creator>
    <meta:creation-date>2007-06-15T00:05:44</meta:creation-date>
    <dc:date>2020-07-07T12:23:53.823946049</dc:date>
    <dc:language>en-AU</dc:language>
    <meta:editing-cycles>129</meta:editing-cycles>
    <meta:editing-duration>P5DT21H49M6S</meta:editing-duration>
    <dc:creator>Andreas Brodbeck</dc:creator>
    <meta:document-statistic meta:table-count="5" meta:image-count="4" meta:object-count="0" meta:page-count="2" meta:paragraph-count="59" meta:word-count="121" meta:character-count="906" meta:non-whitespace-character-count="835"/>
    <meta:user-defined meta:name="Info 1"/>
    <meta:user-defined meta:name="Info 2"/>
    <meta:user-defined meta:name="Info 3"/>
    <meta:user-defined meta:name="Info 4"/>
  </office:meta>
</office:document-meta>
</file>